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3.00.0', 2): 0.0, ('2.170.0', 1): -1.1576199190157512, ('2.640.0', 2): -1.3447789709654978, ('1.710.0', 0): -0.58396369099711409, ('1.770.0', 2): -0.69130501772859809, ('2.320.0', 0): -1.2584170090603082, ('3.00.0', 0): 0.0, ('2.310.0', 0): -1.0015933640889183, ('1.820.0', 2): -0.572442826199692, ('2.210.0', 1): -1.0069861334888159, ('1.380.0', 2): -0.24154286927384863, ('1.160.0', 0): -0.10009663843182658, ('2.630.0', 2): -1.5527271953030513, ('2.950.0', 1): -0.44660764924585683, ('2.220.0', 2): -1.1333090919717388, ('2.960.0', 1): -0.75870839549179847, ('2.130.0', 0): -0.82086956159748814, ('1.110.0', 1): -0.034788308543803437, ('1.930.0', 2): -0.78851223784997859, ('1.640.0', 1): -0.40026214094313228, ('2.930.0', 0): -1.1437053513117144, ('1.180.0', 0): -0.12278140933339442, ('2.360.0', 1): -1.2609777721584789, ('1.020.0', 1): -0.033733604864761284, ('1.030.0', 1): -0.037584213349086973, ('1.480.0', 0): -0.34890705558832374, ('2.410.0', 1): -1.2811302516005074, ('1.40.0', 2): -0.32979209858273206, ('2.690.0', 0): -1.7400948638727813, ('1.920.0', 2): -0.78713736708844506, ('1.90.0', 0): -0.75505845051679998, ('1.740.0', 0): -0.48612634648286168, ('1.590.0', 1): -0.49366871290580799, ('2.90.0', 1): -1.0158839869423217, ('1.960.0', 1): -0.84656744422853747, ('1.250.0', 0): -0.16615896911833866, ('2.590.0', 1): -1.7912926190461758, ('2.010.0', 0): -1.013912999178864, ('2.670.0', 1): -1.5678577401267231, ('1.220.0', 1): -0.14477381368680808, ('2.70.0', 2): -1.6801510062011538, ('1.460.0', 0): -0.34408661160583953, ('2.620.0', 2): -1.3268838323234016, ('1.490.0', 0): -0.3083649939815184, ('1.420.0', 1): -0.32240760302521665, ('2.780.0', 1): -1.6601602984148272, ('1.620.0', 2): -0.54376654142033032, ('2.190.0', 0): -1.0855404819635976, ('2.360.0', 2): -1.336383965223453, ('1.310.0', 1): -0.20937557670533768, ('2.880.0', 2): -1.3445422383674854, ('1.680.0', 0): -0.44799261001340285, ('2.260.0', 2): -1.2338350643873723, ('1.580.0', 2): -0.49454596870121043, ('1.050.0', 1): -0.011535697079749465, ('1.390.0', 1): -0.2959959937946321, ('1.730.0', 2): -0.47240176824987296, ('2.430.0', 1): -1.3850052583156562, ('2.60.0', 0): -1.277442005962252, ('2.730.0', 2): -1.5957851678553965, ('2.090.0', 0): -0.98903841086737065, ('2.820.0', 2): -1.3555925479222126, ('1.630.0', 2): -0.49573387441891498, ('1.270.0', 1): -0.20255635731587646, ('1.080.0', 0): -0.00015134123306553124, ('1.230.0', 2): -0.074047683228638153, ('1.660.0', 0): -0.50209961814452697, ('2.370.0', 2): -1.2820281154880082, ('1.610.0', 0): -0.37990743510238228, ('1.360.0', 2): -0.26747469105482158, ('2.240.0', 0): -1.2079584144552173, ('2.330.0', 2): -1.279313907469501, ('1.690.0', 1): -0.52763724661256994, ('1.210.0', 2): -0.14342243699165497, ('1.540.0', 1): -0.411721943399733, ('1.860.0', 2): -0.80786694176982232, ('2.080.0', 0): -0.80568021813536228, ('2.030.0', 1): -0.93788654396140636, ('2.650.0', 2): -1.3461737852685638, ('1.440.0', 2): -0.32543029102032422, ('2.530.0', 1): -1.5744813890924563, ('2.830.0', 1): -1.5222038771258517, ('2.660.0', 1): -1.6634690510672463, ('2.760.0', 1): -1.403380504662403, ('2.460.0', 0): -1.3580193651849941, ('1.670.0', 0): -0.42208677593905064, ('2.980.0', 0): 0.0, ('2.160.0', 1): -0.9786359433424392, ('2.940.0', 1): -0.84017090200888123, ('1.450.0', 2): -0.33831000934103445, ('2.680.0', 2): -1.6117950382592308, ('1.870.0', 1): -0.71104739688898999, ('2.720.0', 1): -1.7227688976112912, ('1.170.0', 2): -0.056706960575255524, ('1.280.0', 1): -0.20621872015313295, ('2.450.0', 1): -1.4161019579303411, ('2.20.0', 2): -1.201733711963703, ('2.440.0', 1): -1.4557094977672347, ('1.470.0', 0): -0.35618387438813076, ('2.890.0', 1): -1.1994007456935385, ('2.320.0', 2): -1.0089543924157298, ('1.350.0', 1): -0.19727704104059893, ('2.910.0', 0): -1.2338182628563492, ('1.330.0', 1): -0.2465073858298972, ('1.290.0', 0): -0.12728955455954866, ('1.380.0', 0): -0.24357373261022039, ('1.320.0', 1): -0.15695752831031998, ('2.220.0', 0): -0.92221650096324359, ('1.990.0', 0): -0.90076570500078745, ('2.420.0', 0): -1.3778681234251635, ('2.420.0', 1): -1.3753933324306735, ('1.720.0', 0): -0.57016138484149936, ('2.30.0', 2): -1.2818985742828608, ('2.050.0', 2): -0.9772821818601789, ('1.160.0', 2): -0.12167238013239749, ('1.180.0', 2): -0.1159546800225565, ('1.920.0', 0): -0.61917642714669541, ('1.970.0', 1): -0.7092270103069922, ('2.510.0', 1): -1.5224593582392194, ('1.810.0', 2): -0.60919394947042593, ('1.40.0', 0): -0.26167220799600294, ('2.690.0', 2): -<text:soft-page-break/>1.3319697557328416, ('1.650.0', 2): -0.43232181429503169, ('2.550.0', 1): -1.261888092575024, ('2.070.0', 1): -0.7520132769210317, ('1.520.0', 2): -0.32476358578371478, ('1.250.0', 2): -0.18991651509567822, ('2.040.0', 2): -0.87997353713182747, ('1.370.0', 0): -0.28764061414171443, ('1.850.0', 1): -0.72142670487110572, ('2.340.0', 2): -1.2027153481255668, ('2.290.0', 1): -0.97823202629591166, ('2.690.0', 1): -1.6297514995423572, ('2.70.0', 0): -1.3647515918192337, ('2.340.0', 0): -1.0246910500571602, ('2.770.0', 0): -1.3293063201719371, ('1.460.0', 2): -0.37721434976884644, ('2.060.0', 0): -0.94852713149967249, ('2.620.0', 0): -1.6882200648484207, ('1.230.0', 1): -0.073746860066403727, ('1.620.0', 0): -0.41791815920934261, ('2.120.0', 1): -1.0644261233637433, ('2.280.0', 0): -0.97629107778278335, ('2.710.0', 1): -1.3605989420630096, ('2.190.0', 2): -0.88759363400054236, ('2.880.0', 0): -1.1484929373829174, ('2.150.0', 1): -1.0711617122220254, ('2.390.0', 1): -1.152916873290968, ('2.230.0', 1): -1.1696732901126179, ('1.430.0', 0): -0.27880587334825707, ('2.180.0', 1): -0.96991247820274062, ('2.060.0', 2): -0.82553368634959756, ('2.260.0', 0): -1.2995770090008314, ('1.060.0', 1): -0.053338796210024221, ('2.490.0', 1): -1.3879077605771277, ('1.510.0', 1): -0.38646101534505528, ('2.570.0', 1): -1.5905207494012072, ('1.70.0', 1): -0.55145417330367952, ('2.920.0', 0): -0.97202961525008935, ('1.630.0', 0): -0.47346548584394132, ('2.520.0', 1): -1.4470191342007075, ('1.780.0', 1): -0.58359782807505844, ('1.090.0', 1): -0.072509828500223639, ('1.610.0', 2): -0.50756158289243958, ('1.070.0', 1): -0.051435591267871339, ('1.130.0', 2): -0.079980570411024646, ('1.650.0', 0): -0.5617864846539915, ('2.240.0', 2): -1.217138195793956, ('2.10.0', 0): -0.93349153857276346, ('2.640.0', 1): -1.5927071219293234, ('1.530.0', 1): -0.43537357255760567, ('1.330.0', 0): -0.22529434180423574, ('2.750.0', 2): -1.6856785209024996, ('1.440.0', 0): -0.32645227331366705, ('2.840.0', 2): -1.6136002106315246, ('1.410.0', 1): -0.28400073418889354, ('2.960.0', 2): -0.75376823900667123, ('2.980.0', 2): 0.0, ('1.10.0', 2): -0.070658499772230182, ('1.120.0', 2): -0.088212270733883005, ('2.380.0', 1): -1.5191231915679122, ('1.450.0', 0): -0.32509641681508755, ('2.020.0', 0): -0.76493119345056382, ('1.240.0', 0): -0.16691016001259551, ('1.170.0', 0): -0.04237522904832814, ('2.470.0', 1): -1.4690826936887285, ('2.20.0', 0): -0.90223275236485534, ('1.30.0', 0): -0.20432972913000652, ('1.470.0', 2): -0.36372297023464628, ('1.260.0', 1): -0.098926418064964369, ('1.720.0', 1): -0.54387805031107606, ('1.140.0', 1): -0.037299497085619512, ('2.910.0', 2): -0.96614898450930264, ('1.560.0', 2): -0.45944853966682314, ('2.350.0', 1): -1.244182426131957, ('1.290.0', 2): -0.12506923313249002, ('2.480.0', 1): -1.427115385956041, ('2.670.0', 2): -1.5618959060484925, ('1.990.0', 2): -0.75707773219278451, ('2.420.0', 2): -1.1809368003462164, ('1.550.0', 1): -0.45045044098796055, ('2.30.0', 0): -1.2401719316381032, ('1.680.0', 2): -0.5801063547739379, ('2.460.0', 2): -1.3803674297254105, ('2.580.0', 1): -1.5366515195880659, ('2.940.0', 2): -1.0081151832084856, ('2.780.0', 2): -1.6534788646142009, ('2.610.0', 0): -1.5240708670585525, ('2.140.0', 0): -0.82633783092038182, ('1.810.0', 0): -0.64194621507144134, ('2.870.0', 0): -1.1471681879879831, ('1.310.0', 2): -0.23877925999791486, ('2.810.0', 1): -1.687753745512786, ('1.520.0', 0): -0.39957139261593216, ('1.580.0', 1): -0.35988383137583863, ('2.040.0', 0): -0.72317008642000624, ('1.390.0', 2): -0.30112565823928877, ('1.370.0', 2): -0.30494726625773677, ('1.150.0', 0): -0.095473459870514282, ('1.80.0', 1): -0.67260679672719925, ('2.250.0', 0): -1.1870783772421367, ('1.10.0', 0): -0.059076725687405733, ('2.730.0', 1): -1.3806825148475856, ('2.790.0', 2): -1.3901886324438437, ('2.770.0', 2): -1.6064045553914554, ('2.820.0', 1): -1.5211563204062553, ('2.560.0', 1): -1.2837489786353602, ('2.00.0', 0): -0.92944239686235774, ('1.190.0', 0): -0.14592197895880141, ('1.140.0', 0): -0.0096495867772763283, ('2.370.0', 1): -1.0532636872630425, ('2.40.0', 1): -1.2941415065559265, ('1.360.0', 1): -0.24915527593458184, ('2.280.0', 2): -1.1007397180020089, ('2.970.0', 2): -0.42177449213439316, ('1.340.0', 1): -0.27320665971082492, ('2.330.0', 1): -1.3060599475023449, ('1.50.0', 1): -0.40188585404053301, ('1.210.0', 1): -0.15600495037903239, ('1.430.0', 2): -0.33688968152820942, ('1.830.0', 1): -<text:soft-page-break/>0.70318101344483974, ('1.570.0', 1): -0.43941961901437582, ('1.930.0', 1): -0.70769422446242303, ('1.010.0', 2): -0.031279499131559578, ('1.890.0', 2): -0.75207432981882372, ('1.00.0', 1): -0.023690046774826622, ('2.540.0', 1): -1.2577438337507403, ('2.160.0', 2): -0.85536525859350343, ('1.60.0', 0): -0.46979283593602078, ('2.680.0', 1): -1.3579849644630293, ('1.950.0', 2): -0.77809084604316836, ('1.940.0', 0): -0.866576860399078, ('2.740.0', 1): -1.7674766449170087, ('2.450.0', 2): -1.4171787147468984, ('2.10.0', 2): -0.78920482176371931, ('2.890.0', 2): -1.3413780824743162, ('2.170.0', 2): -1.1242743257494885, ('2.850.0', 1): -1.2729534919661363, ('1.770.0', 1): -0.50493343177004979, ('1.350.0', 2): -0.20025940098849801, ('2.310.0', 1): -1.2107556389536385, ('1.820.0', 1): -0.69085262920549972, ('2.750.0', 0): -1.3295486510113559, ('2.210.0', 0): -1.1454206111871015, ('2.840.0', 0): -1.2387091049595447, ('1.220.0', 2): -0.16981590708438676,</text:p>
      <text:p text:style-name="P1"><text:s/>('2.960.0', 0): -0.48965025977465026, ('2.270.0', 1): -1.2213500210515358, ('2.130.0', 1): -0.93730711604225325, ('1.110.0', 0): -0.032504799488889152, ('1.760.0', 0): -0.63379050988070129, ('2.60.0', 1): -1.6607155435776138, ('1.120.0', 0): -0.079706924151159736, ('1.880.0', 0): -0.61711770179128933, ('2.930.0', 1): -0.81892921222962334, ('1.180.0', 1): -0.13088786607736708, ('2.020.0', 2): -0.93013130026822821, ('1.240.0', 2): -0.17884123129160723, ('1.020.0', 0): -0.044045456057250201, ('1.970.0', 2): -0.94815426570001793, ('1.30.0', 2): -0.2239002074759763, ('1.010.0', 1): -0.031860513784407053, ('1.650.0', 1): -0.57908421050883208, ('1.750.0', 1): -0.55840512584005764, ('1.740.0', 1): -0.66022739112601048, ('1.590.0', 0): -0.40869852939193185, ('1.560.0', 0): -0.47162546832036517, ('2.630.0', 1): -1.6022798846374189, ('1.960.0', 2): -0.7345424721863496, ('1.250.0', 1): -0.18692340515824701, ('2.670.0', 0): -1.359474997931573, ('2.990.0', 0): 0.0, ('1.880.0', 1): -0.77262343269519396, ('2.920.0', 1): -0.75159433467909498, ('1.20.0', 0): -0.067974404181252904, ('1.490.0', 1): -0.39782295919183847, ('1.420.0', 0): -0.3233405583106419, ('2.780.0', 0): -1.3287261463831168, ('1.840.0', 1): -0.67647380157304116, ('2.610.0', 2): -1.5633903146969872, ('2.120.0', 2): -1.0945075481990612, ('2.140.0', 2): -1.121460347052248, ('2.870.0', 2): -1.5590879736250258, ('2.190.0', 1): -1.0726493853705565, ('2.860.0', 0): -1.1278050654872589, ('1.310.0', 0): -0.23975642565774979, ('2.230.0', 2): -0.9335166724960744, ('1.040.0', 0): -0.031776407521350629, ('2.490.0', 2): -1.373583880109204, ('1.050.0', 2): -0.013639981850383594, ('1.390.0', 0): -0.27231779393660416, ('1.730.0', 1): -0.61910851107364528, ('1.150.0', 2): -0.11065075463241769, ('2.250.0', 2): -1.1024844693713496, ('2.430.0', 0): -1.3523559024459173, ('2.110.0', 0): -1.0901316697711934, ('2.790.0', 0): -1.5127490249926354, ('2.80.0', 1): -1.8323969618385112, ('2.00.0', 2): -0.75955856361139029, ('2.520.0', 2): -1.2355656705224318, ('1.270.0', 2): -0.20677963547307424, ('1.190.0', 2): -0.11945953525104175, ('1.880.0', 2): -0.71365306710062082, ('1.130.0', 0): -0.084895584495072979, ('1.610.0', 1): -0.48258753099852641, ('1.910.0', 2): -0.81522505535511036, ('2.970.0', 0): -0.28667092792232846, ('2.240.0', 1): -1.0344938453869827, ('1.790.0', 1): -0.64849042304371363, ('1.530.0', 2): -0.43347955047440639, ('1.860.0', 1): -0.57087010352135537, ('2.080.0', 1): -0.98806035918210033, ('1.010.0', 0): -0.025082408957650463, ('2.030.0', 0): -0.79414213946198631, ('2.650.0', 1): -1.6511642793919743, ('1.040.0', 1): -0.050906415120329937, ('2.530.0', 2): -1.232213861660578, ('2.830.0', 0): -1.5699920847492084, ('2.050.0', 1): -0.7817318092028972, ('2.660.0', 2): -1.6541665964312822, ('1.890.0', 0): -0.81067438624568799, ('2.760.0', 0): -1.6443769200298286, ('2.50.0', 0): -1.2077462488927853, ('1.670.0', 1): -0.54710391913404799, ('1.980.0', 0): -0.65843374548961042, ('2.160.0', 0): -1.1365686270727358, ('2.380.0', 2): -1.320043385133576, ('1.60.0', 2): -0.46629074175856661, ('2.720.0', 0): -1.6566770110999494, ('2.860.0', 1): -1.4596427277076205, ('1.940.0', 2): -0.68299054344994459, ('1.280.0', 0): -0.2149043867269583, ('2.450.0', 0): -1.2025284550064861, ('2.440.0', 2): -1.1459431852468136, ('1.470.0', 1): -0.36399359021894706, ('2.890.0', 0): -0.96914962486417455, ('2.170.0', 0): -0.85744613150882987, ('1.710.0', 1): -0.47247737813788127, ('2.320.0', 1): -<text:soft-page-break/>1.3537877728194829, ('1.350.0', 0): -0.19532046731958014, ('2.910.0', 1): -1.0722295392681818, ('1.290.0', 1): -0.12913595981242257, ('2.210.0', 2): -1.2191814079832828, ('1.380.0', 1): -0.23909769924483457, ('2.950.0', 0): -0.6279858983857729, ('2.220.0', 1): -1.116874264962632, ('1.220.0', 0): -0.17285745827245477, ('1.110.0', 2): -0.0054687419100589779, ('1.760.0', 2): -0.62834609215281279, ('1.640.0', 2): -0.52295018698974316, ('2.460.0', 1): -1.1714236982375303, ('2.80.0', 2): -1.5650226451837039, ('1.020.0', 2): -0.045883861374598878, ('1.950.0', 0): -0.63600762134458377, ('1.030.0', 0): -0.034743274540098096, ('1.970.0', 0): -0.8618831892174158, ('1.480.0', 1): -0.36536399235265005, ('1.40.0', 1): -0.33151469270129014, ('1.070.0', 0): -0.042294488702790095, ('1.920.0', 1): -0.81276874198609594, ('1.90.0', 1): -0.75664476108671563, ('3.00.0', 1): 0.0, ('2.810.0', 2): -1.2893127269835085, ('1.590.0', 2): -0.50698038661463329, ('1.330.0', 2): -0.24229614019096779, ('2.90.0', 0): -1.3264882053814153, ('1.960.0', 0): -0.84742413159459551, ('2.180.0', 0): -1.1539025660060942, ('2.590.0', 0): -1.3070400321370543, ('2.010.0', 1): -0.68411620036490184, ('2.990.0', 2): 0.0, ('1.850.0', 2): -0.73726034825706477, ('2.290.0', 0): -1.2800637505386927, ('2.70.0', 1): -1.7544377862524323, ('2.770.0', 1): -1.6722549321582616, ('1.460.0', 1): -0.29184838277319691, ('1.20.0', 2): -0.050587488273025852, ('2.060.0', 1): -0.94675674463223825, ('2.620.0', 1): -1.6893244301956061, ('1.420.0', 2): -0.29240798863858725, ('2.120.0', 0): -0.90995056651658124, ('2.280.0', 1): -1.1209109281161231, ('2.710.0', 2): -1.6548909768131439, ('2.860.0', 2): -1.4080548523048118, ('1.50.0', 2): -0.40226520526006315, ('2.880.0', 1): -1.2978069130572776, ('2.390.0', 2): -1.2983609357943795, ('2.230.0', 0): -1.1464652730757832, ('1.430.0', 1): -0.33586800300135783, ('1.570.0', 2): -0.43629907604071022, ('2.260.0', 1): -0.95733825052197408, ('1.060.0', 0): -0.046473644883364987, ('2.490.0', 0): -1.1982638881464802, ('1.050.0', 0): -0.0001823074285252649, ('1.510.0', 0): -0.37004960568690926, ('2.570.0', 2): -1.570903588504871, ('1.70.0', 0): -0.4437686578522233, ('2.430.0', 2): -1.1342001498128189, ('2.110.0', 2): -1.06843755204199, ('1.10.0', 1): -0.071020559091304447, ('2.090.0', 1): -1.0160870271408611, ('1.630.0', 1): -0.49307062408687119, ('2.60.0', 2): -1.6251739956561531, ('2.520.0', 0): -1.4694838027733201, ('1.270.0', 0): -0.18500635527135562, ('1.780.0', 2): -0.61241133878930198, ('1.230.0', 0): -0.072252184092273797, ('1.090.0', 2): -0.061781184864261672, ('1.660.0', 1): -0.52008927646498249, ('2.810.0', 0): -1.632092020945116, ('2.80.0', 0): -1.2949301385557757, ('2.740.0', 2): -1.3435322317183853, ('2.10.0', 1): -1.086773680931886, ('1.910.0', 0): -0.80030020801609369, ('2.850.0', 2): -1.4234839021631667, ('2.180.0', 2): -1.1096549558280566, ('1.530.0', 0): -0.3870409420048318, ('1.540.0', 0): -0.39795469693242935, ('2.030.0', 2): -0.94559956796553146, ('2.530.0', 0): -1.4265695049357052, ('2.830.0', 2): -1.2285086319831138, ('2.660.0', 0): -1.3238898871420839, ('1.640.0', 0): -0.56172119527248121, ('1.410.0', 2): -0.28686304629159659, ('2.760.0', 2): -1.5728285594422726, ('2.50.0', 2): -1.4642509862361313, ('2.270.0', 2): -1.2456577230334647, ('2.980.0', 1): -0.031042988511114176, ('1.980.0', 2): -0.93552383818380758, ('2.920.0', 2): -1.1097517794945118, ('2.380.0', 0): -1.0810541503617039, ('1.450.0', 1): -0.34388171520575522, ('1.870.0', 0): -0.65223464095073858, ('2.720.0', 2): -1.3533223327209585, ('2.020.0', 1): -0.93410035551794612, ('1.280.0', 2): -0.18718181157788236, ('2.470.0', 0): -1.4529117073290989, ('2.440.0', 0): -1.6099432852201776, ('1.750.0', 2): -0.59493542588074078, ('1.040.0', 2): -0.047332790534127041, ('2.350.0', 2): -1.2920388745328155, ('2.480.0', 2): -1.4671477152471688, ('1.320.0', 0): -0.16197628109639986, ('2.950.0', 2): -0.65660572181672316, ('1.990.0', 1): -0.85167326112960606, ('2.630.0', 0): -1.2990847920642856, ('1.550.0', 0): -0.34764615302072888, ('2.30.0', 1): -1.0639880349549755, ('1.680.0', 1): -0.59515100003003607, ('1.160.0', 1): -0.11526560545257437, ('2.580.0', 0): -1.2877122723027465, ('1.840.0', 2): -0.69314688459933405, ('1.360.0', 0): -0.27244401344041147, ('1.030.0', 2): -0.037999492479244029, ('2.070.0', 0): -0.93893452075033723, ('2.510.0', 0): -1.5146006901338753, ('1.810.0', 1): -0.65528855580702161, ('1.070.0', 2): -0.061131799589885495, ('2.550.0', 0): -1.5685750991246667, ('2.410.0', 0): -1.3685132397764912, ('2.070.0', 2): -0.93702160531594936, ('2.90.0', 2): -1.4363556642684072, ('1.520.0', 1): -0.39631617110865386, ('2.040.0', 1): -<text:soft-page-break/>0.84104662283510412, ('2.590.0', 2): -1.5738537097624437, ('1.370.0', 1): -0.24343613134837272, ('1.80.0', 2): -0.70016247881732185, ('1.850.0', 0): -0.59783741128189583, ('2.290.0', 2): -1.2144855446686966, ('1.830.0', 2): -0.54659613832325926, ('2.560.0', 0): -1.6505690064088177, ('1.620.0', 1): -0.55232254827577376, ('2.40.0', 0): -1.300041370322075, ('1.260.0', 0): -0.096851864150450453, ('2.710.0', 0): -1.8226924469935779, ('1.340.0', 2): -0.27455619154748095, ('1.790.0', 2): -0.53988710388226835, ('1.50.0', 0): -0.37168218287925792, ('2.150.0', 0): -1.1030721855665071, ('1.720.0', 2): -0.56235981312147976, ('2.390.0', 0): -1.3003831913660064, ('1.570.0', 0): -0.42322235860676072, ('1.060.0', 2): -0.053316444327016446, ('1.930.0', 0): -0.80476802496386191, ('2.540.0', 0): -1.4952125052520402, ('2.570.0', 0): -1.2559937388950486, ('1.70.0', 2): -0.57134346452653773, ('1.00.0', 2): -0.021898946327640736, ('1.780.0', 0): -0.61149690706703663, ('1.090.0', 0): -0.066147882065026226, ('1.60.0', 1): -0.44964855935674203, ('1.950.0', 1): -0.80345400064204542, ('1.940.0', 1): -0.84402400926907306, ('2.740.0', 0): -1.6284597932066178, ('2.050.0', 0): -0.99383621835123936, ('2.640.0', 0): -1.5152733011785724, ('2.850.0', 0): -1.4741691873668192, ('1.710.0', 2): -0.62267509752656758, ('1.830.0', 0): -0.74964642627617073, ('1.770.0', 0): -0.66018095348408012, ('1.540.0', 2): -0.41057554294543319, ('2.410.0', 2): -1.1168296054121045, ('2.310.0', 2): -1.2033705449271179, ('1.820.0', 0): -0.6967703130720112, ('2.750.0', 1): -1.6567122709945188, ('1.440.0', 1): -0.32811856082304536, ('2.560.0', 2): -1.4565527616339466, ('2.840.0', 1): -1.6387649442679837, ('1.410.0', 0): -0.28748237743925287, ('1.690.0', 2): -0.54205989549842104, ('2.270.0', 0): -1.0549599978858941, ('2.130.0',</text:p>
      <text:p text:style-name="P1"><text:s/>2): -1.0153387217066876, ('1.760.0', 1): -0.51034876813356245, ('1.120.0', 1): -0.088735859126499422, ('2.930.0', 2): -1.1099026196950019, ('1.870.0', 2): -0.71575599861448636, ('1.240.0', 1): -0.17984224441926094, ('1.170.0', 1): -0.0025209308298828172, ('2.470.0', 2): -1.177352988159694, ('2.20.0', 1): -1.1430483574552528, ('1.480.0', 2): -0.3696129186599294, ('1.30.0', 1): -0.22962349774167609, ('1.90.0', 2): -0.6796203322006179, ('1.750.0', 0): -0.59597841705323795, ('1.740.0', 2): -0.6643523368956914, ('2.940.0', 0): -0.70074681009126527, ('1.560.0', 1): -0.39898803863588517, ('2.350.0', 0): -1.0417532002509118, ('2.480.0', 0): -1.2142491221267586, ('1.320.0', 2): -0.15895403247956416, ('2.010.0', 2): -0.90891928043297254, ('2.990.0', 1): 0.0, ('1.550.0', 2): -0.43388084011522543, ('1.20.0', 1): -0.038072888432367981, ('2.580.0', 2): -1.5556577356275652, ('1.490.0', 2): -0.4057019549184297, ('1.840.0', 0): -0.63081802654087049, ('2.610.0', 1): -1.3127399658795489, ('2.140.0', 1): -1.1121761633644427, ('2.510.0', 2): -1.2483246306119589, ('1.510.0', 2): -0.3895276803321796, ('2.870.0', 1): -1.5032735831399731, ('2.360.0', 0): -1.1215768096524732, ('1.690.0', 0): -0.54135253683187023, ('2.550.0', 2): -1.522739509022667, ('1.260.0', 2): -0.10124728451512402, ('1.580.0', 0): -0.42647792873599266, ('1.730.0', 0): -0.55273075423128126, ('1.150.0', 1): -0.10909680903069877, ('1.80.0', 0): -0.5262942035759498, ('2.250.0', 1): -0.94994573001950211, ('2.340.0', 1): -1.2532705191689242, ('2.110.0', 1): -0.80512034566449531, ('2.730.0', 0): -1.5359182204323676, ('2.790.0', 1): -1.7087002506697568, ('2.090.0', 2): -0.86547136029641325, ('2.820.0', 0): -1.5597816875859878, ('2.00.0', 1): -0.93953672443861758, ('1.190.0', 1): -0.14810032800315509, ('1.080.0', 2): -0.022380978304808181, ('1.660.0', 2): -0.5227960055451264, ('2.370.0', 0): -1.2386919711437314, ('2.40.0', 2): -1.0915321702026948, ('1.910.0', 1): -0.65108492435501242, ('2.970.0', 1): -0.37431426804314605, ('1.340.0', 0): -0.22730847734516885, ('2.330.0', 0): -1.0909442230950392, ('1.790.0', 0): -0.68343342023342735, ('2.150.0', 2): -0.94137499383879586, ('1.210.0', 0): -0.15496784719880119, ('1.860.0', 0): -0.74878458856869257, ('2.080.0', 2): -1.02377131230762, ('2.540.0', 2): -1.5780598601935649, ('2.650.0', 0): -1.7363067708566615, ('1.890.0', 1): -0.59753529027349062, ('1.00.0', 0): -0.021190509399138982, ('2.50.0', 1): -1.5533365991100931, ('1.670.0', 2): -0.54488774214829927, ('1.980.0', 1): -0.81629633315237249, ('2.680.0', 0): -1.5494061286273266, ('1.130.0', 1): -0.097386704597845777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6:49:56.291412232</meta:creation-date>
    <dc:date>2021-02-17T16:50:27.999775739</dc:date>
    <meta:editing-duration>PT34S</meta:editing-duration>
    <meta:editing-cycles>1</meta:editing-cycles>
    <meta:document-statistic meta:table-count="0" meta:image-count="0" meta:object-count="0" meta:page-count="5" meta:paragraph-count="3" meta:word-count="1803" meta:character-count="22407" meta:non-whitespace-character-count="20605"/>
    <meta:generator>LibreOffice/6.0.7.3$Linux_X86_64 LibreOffice_project/00m0$Build-3</meta:generator>
  </office:meta>
</office:document-meta>
</file>